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0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9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1.04592in" svg:y="2.91122in" svg:width="10.78379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5.42299in" svg:y="2.25564in" svg:width="1.7429in" svg:height="0.63952in">
          <draw:text-box>
            <text:p text:style-name="a361" text:class-names="" text:cond-style-name=""><text:span text:style-name="a360" text:class-names="">C++20</text:span></text:p>
          </draw:text-box>
          <svg:title/>
          <svg:desc/>
        </draw:frame>
        <draw:frame draw:id="id65" draw:style-name="a365" draw:name="Textfeld 20" svg:x="5.85875in" svg:y="3.09067in" svg:width="0.63671in" svg:height="0.33659in">
          <draw:text-box>
            <text:p text:style-name="a364" text:class-names="" text:cond-style-name=""><text:span text:style-name="a363" text:class-names="">2020</text:span></text:p>
          </draw:text-box>
          <svg:title/>
          <svg:desc/>
        </draw:frame>
        <draw:frame draw:id="id66" draw:style-name="a386" draw:name="Textfeld 23" svg:x="1.742in" svg:y="3.72495in" svg:width="1.81122in" svg:height="1.41367in">
          <draw:text-box>
            <text:p text:style-name="a367" text:class-names="" text:cond-style-name=""><text:span text:style-name="a366" text:class-names="">The Big Four</text:span></text:p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Concepts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Ranges library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Coroutine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Modules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</draw:text-box>
          <svg:title/>
          <svg:desc/>
        </draw:frame>
        <draw:frame draw:id="id67" draw:style-name="a418" draw:name="Textfeld 23" svg:x="8.51864in" svg:y="3.72781in" svg:width="2.97198in" svg:height="2.25514in">
          <draw:text-box>
            <text:p text:style-name="a388" text:class-names="" text:cond-style-name=""><text:span text:style-name="a387" text:class-names="">Concurrency</text:span></text:p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std::atomic_ref&lt;T&gt;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std::atomic&lt;std::shared_ptr&lt;T&gt;&gt;<text:s text:c="1"/></text:span><text:span text:style-name="a396" text:class-names="">and</text:span><text:span text:style-name="a397" text:class-names=""><text:s text:c="1"/>std::atomic&lt;std::weak_ptr&lt;T&gt;&gt;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Floating point atomic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Waiting on atomic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Semaphores, latches, and barriers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td::jthread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</draw:text-box>
          <svg:title/>
          <svg:desc/>
        </draw:frame>
        <draw:frame draw:id="id68" draw:style-name="a445" draw:name="Textfeld 23" svg:x="6.16629in" svg:y="3.72517in" svg:width="2.16485in" svg:height="1.91855in">
          <draw:text-box>
            <text:p text:style-name="a420" text:class-names="" text:cond-style-name=""><text:span text:style-name="a419" text:class-names="">Library</text:span></text:p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alendar and time-zone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std::span<text:s text:c="1"/></text:span><text:span text:style-name="a428" text:class-names="">as a view on a contiguous array</text:span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constexpr</text:span><text:span text:style-name="a432" text:class-names=""><text:s text:c="1"/>containers such as<text:s text:c="1"/></text:span><text:span text:style-name="a433" text:class-names="">std::string<text:s text:c="1"/></text:span><text:span text:style-name="a434" text:class-names="">and<text:s text:c="1"/></text:span><text:span text:style-name="a435" text:class-names="">std::vector</text:span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std::format</text:span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69" draw:style-name="a487" draw:name="Textfeld 23" svg:x="3.48396in" svg:y="3.71053in" svg:width="2.49104in" svg:height="2.59173in">
          <draw:text-box>
            <text:p text:style-name="a447" text:class-names="" text:cond-style-name=""><text:span text:style-name="a446" text:class-names="">Core Language</text:span></text:p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Three-way comparison operator</text:span><text:span text:style-name="a452" text:class-names="">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Strings literals as template parameter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constexpr</text:span><text:span text:style-name="a459" text:class-names=""><text:s text:c="1"/>virtual function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Redefinition of<text:s text:c="1"/></text:span><text:span text:style-name="a463" text:class-names="">volatile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esignated initializer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Various lambda improvements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New standard attribute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consteval</text:span><text:span text:style-name="a476" text:class-names=""><text:s text:c="1"/>and<text:s text:c="1"/></text:span><text:span text:style-name="a477" text:class-names="">constinit</text:span><text:span text:style-name="a478" text:class-names=""><text:s text:c="1"/>keyword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std::source_locatio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.02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.02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.02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.02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.02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.02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.02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.02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.02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.02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.02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.02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2-12T20:38:57Z</dc:date>
    <meta:editing-cycles>3</meta:editing-cycles>
    <meta:editing-duration>PT0S</meta:editing-duration>
    <meta:document-statistic meta:paragraph-count="33" meta:word-count="122"/>
  </office:meta>
</office:document-meta>
</file>